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b9c5d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weight="normal" officeooo:paragraph-rsid="000b9c5d" style:font-weight-asian="normal" style:font-weight-complex="normal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officeooo:rsid="000b9c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is summary – use plain language</text:p>
      <text:p text:style-name="Standard"/>
      <text:p text:style-name="P6">My current thesis work explores the possibility of building a music-based brain computer interface (BCI) using electroencephalography (EEG). Such a BCI could be used by patients that have severe motor deficits that are not able to communicate behaviourally. In this experiment I had participants listen to and then imagine short clips from familiar pieces of music (nursery rhymes, Christmas carols etc.) while their EEG data was collected. I want to be able to tell from the EEG data what piece of music the participant was listening to or imagining. </text:p>
      <text:p text:style-name="P6"/>
      <text:p text:style-name="P6"><text:s/>I am analyzing the data using traditional ERP techniques, mathematical techniques like autocorrelations and machine learning algorithms. The autocorrelations </text:p>
      <text:p text:style-name="P6">and the machine learning techniques show promise in being able to classify the EEG time periods based on which piece of music was listened to or imagined.</text:p>
      <text:p text:style-name="P2"/>
      <text:p text:style-name="P7"><text:span text:style-name="T1">This analysis was done using machine learning techniques (CAE, CNN). PERCEPTION 12 CLASS RESULTS and 2 CLASS, IMAGINATION RESULTS (or just refer to them above). </text:span></text:p>
      <text:p text:style-name="P2"/>
      <text:p text:style-name="P2"/>
      <text:p text:style-name="P2"/>
      <text:p text:style-name="P2"/>
      <text:p text:style-name="P2">Research Subject Code (?)</text:p>
      <text:p text:style-name="P2">Sensory Systems and perception</text:p>
      <text:p text:style-name="P2">Cognitive Science </text:p>
      <text:list xml:id="list6182419570107533580" text:style-name="L1">
        <text:list-item>
          <text:p text:style-name="P4">fundamental </text:p>
        </text:list-item>
        <text:list-item>
          <text:p text:style-name="P4">other</text:p>
        </text:list-item>
      </text:list>
      <text:p text:style-name="P2">Behavioural Neuroscience</text:p>
      <text:p text:style-name="P2"/>
      <text:p text:style-name="P2">Key Words (up to 10)</text:p>
      <text:list xml:id="list8731668965829881247" text:style-name="L2">
        <text:list-item>
          <text:p text:style-name="P5">EEG</text:p>
        </text:list-item>
        <text:list-item>
          <text:p text:style-name="P5">BCI</text:p>
        </text:list-item>
        <text:list-item>
          <text:p text:style-name="P5">perception </text:p>
        </text:list-item>
        <text:list-item>
          <text:p text:style-name="P5">imagination </text:p>
        </text:list-item>
        <text:list-item>
          <text:p text:style-name="P5">music</text:p>
        </text:list-item>
        <text:list-item>
          <text:p text:style-name="P5">machine lear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Avital Sternin PIN: 396802 <text:s text:c="6"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16:29</meta:creation-date>
    <dc:date>2015-09-28T16:22:41.512802000</dc:date>
    <meta:editing-duration>P9DT11H20M44S</meta:editing-duration>
    <meta:editing-cycles>51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19" meta:word-count="204" meta:character-count="1289" meta:non-whitespace-character-count="1095"/>
    <meta:user-defined meta:name="Mendeley Citation Style_1">http://www.zotero.org/styles/american-medical-association</meta:user-defined>
    <meta:user-defined meta:name="Mendeley Document_1">True</meta:user-defined>
    <meta:user-defined meta:name="Mendeley User Name_1">avitalsternin@gmail.com@www.mendeley.com</meta:user-defined>
  </office:meta>
</office:document-meta>
</file>